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095135D05C201584604.png" manifest:media-type="image/png"/>
  <manifest:file-entry manifest:full-path="Pictures/1000020100000243000000BE4B819A15EA4F07C5.png" manifest:media-type="image/png"/>
  <manifest:file-entry manifest:full-path="Pictures/100002010000022700000079094E5A0BAB499E51.png" manifest:media-type="image/png"/>
  <manifest:file-entry manifest:full-path="Pictures/1000020100000201000000CE83BF014318ADBB37.png" manifest:media-type="image/png"/>
  <manifest:file-entry manifest:full-path="Pictures/100002010000020E0000007C27EBE82C2CD41364.png" manifest:media-type="image/png"/>
  <manifest:file-entry manifest:full-path="Pictures/100002010000023D000000B4F2F456D9966E1820.png" manifest:media-type="image/png"/>
  <manifest:file-entry manifest:full-path="Pictures/10000201000002050000009492A57B32BFBDB0A5.png" manifest:media-type="image/png"/>
  <manifest:file-entry manifest:full-path="Pictures/100002010000013F0000005CFD637E83CFA2A23B.png" manifest:media-type="image/png"/>
  <manifest:file-entry manifest:full-path="Pictures/100002010000020B0000009B95960F20854C2BC2.png" manifest:media-type="image/png"/>
  <manifest:file-entry manifest:full-path="Pictures/100002010000022E0000008BE645C9CCCDE6D9D6.png" manifest:media-type="image/png"/>
  <manifest:file-entry manifest:full-path="Pictures/10000201000001E300000042131D4639CFAEC292.png" manifest:media-type="image/png"/>
  <manifest:file-entry manifest:full-path="Pictures/1000020100000251000001234D9327B58400A68B.png" manifest:media-type="image/png"/>
  <manifest:file-entry manifest:full-path="Pictures/1000020100000265000000D0F5E996A266110883.png" manifest:media-type="image/png"/>
  <manifest:file-entry manifest:full-path="Pictures/10000201000002A80000008B2D9F40882409CD2B.png" manifest:media-type="image/png"/>
  <manifest:file-entry manifest:full-path="Pictures/100002010000023F000000B0FB969213FC1363A1.png" manifest:media-type="image/png"/>
  <manifest:file-entry manifest:full-path="Pictures/1000020100000228000000926409E8ECEE3D34A7.png" manifest:media-type="image/png"/>
  <manifest:file-entry manifest:full-path="Pictures/10000201000001DC000000428323F0E686A5DE1C.png" manifest:media-type="image/png"/>
  <manifest:file-entry manifest:full-path="Pictures/10000201000001F1000000E187327A3682B5AF9D.png" manifest:media-type="image/png"/>
  <manifest:file-entry manifest:full-path="Pictures/10000201000001F00000008B92C75EA6E59A80B0.png" manifest:media-type="image/png"/>
  <manifest:file-entry manifest:full-path="Pictures/100002010000020B0000017E29345147A4ECCCEB.png" manifest:media-type="image/png"/>
  <manifest:file-entry manifest:full-path="Pictures/100002010000024B000000C81A352A1AEF4067EC.png" manifest:media-type="image/png"/>
  <manifest:file-entry manifest:full-path="Pictures/1000020100000253000001B1DABFE602AC1427BE.png" manifest:media-type="image/png"/>
  <manifest:file-entry manifest:full-path="Pictures/100002010000024E000000371C28B87A76F58FFB.png" manifest:media-type="image/png"/>
  <manifest:file-entry manifest:full-path="Pictures/1000020100000224000000BC52F548295EF3DC52.png" manifest:media-type="image/png"/>
  <manifest:file-entry manifest:full-path="Pictures/100002010000022500000116CE6B97E326C44A03.png" manifest:media-type="image/png"/>
  <manifest:file-entry manifest:full-path="Pictures/100002010000020A0000016F38D5FC94AA8F63E6.png" manifest:media-type="image/png"/>
  <manifest:file-entry manifest:full-path="Pictures/1000020100000252000000A3F38567F8857DE1B1.png" manifest:media-type="image/png"/>
  <manifest:file-entry manifest:full-path="Pictures/100002010000029200000069A6E011EC4A7316FB.png" manifest:media-type="image/png"/>
  <manifest:file-entry manifest:full-path="Pictures/10000201000002C00000005A2E6A688F2044776A.png" manifest:media-type="image/png"/>
  <manifest:file-entry manifest:full-path="Pictures/100002010000020900000072DDDCD27C432E834C.png" manifest:media-type="image/png"/>
  <manifest:file-entry manifest:full-path="Pictures/10000201000001FA00000068980760858B54D925.png" manifest:media-type="image/png"/>
  <manifest:file-entry manifest:full-path="Pictures/10000201000002E60000007FE92701AD4DD2342E.png" manifest:media-type="image/png"/>
  <manifest:file-entry manifest:full-path="Pictures/100002010000025C00000083A62F166C7B72CEB4.png" manifest:media-type="image/png"/>
  <manifest:file-entry manifest:full-path="Pictures/1000020100000388000000C1C639A26FB87C70FE.png" manifest:media-type="image/png"/>
  <manifest:file-entry manifest:full-path="Pictures/10000201000001A60000003B2B8229FC6B4996E7.png" manifest:media-type="image/png"/>
  <manifest:file-entry manifest:full-path="Pictures/100002010000024F00000042C7D5E38B7BEB8FE0.png" manifest:media-type="image/png"/>
  <manifest:file-entry manifest:full-path="Pictures/10000201000001D70000003AA2177E0E2B517C6B.png" manifest:media-type="image/png"/>
  <manifest:file-entry manifest:full-path="Pictures/10000201000002630000007AD7DE35EEB9CE3669.png" manifest:media-type="image/png"/>
  <manifest:file-entry manifest:full-path="Pictures/1000020100000256000001079671DBAC9366D16E.png" manifest:media-type="image/png"/>
  <manifest:file-entry manifest:full-path="Pictures/100002010000024F0000004278CA286BCCE1C938.png" manifest:media-type="image/png"/>
  <manifest:file-entry manifest:full-path="Pictures/1000020100000212000000C86D59C7F658913905.png" manifest:media-type="image/png"/>
  <manifest:file-entry manifest:full-path="Pictures/1000020100000280000001152A9A02D6EFF44D1B.png" manifest:media-type="image/png"/>
  <manifest:file-entry manifest:full-path="Pictures/100002010000018E000000D63FCD642B1A05DB91.png" manifest:media-type="image/png"/>
  <manifest:file-entry manifest:full-path="Pictures/10000201000002270000006CA452B6EB7BA8D717.png" manifest:media-type="image/png"/>
  <manifest:file-entry manifest:full-path="Pictures/100002010000024F000000476F34AB07839A6D2F.png" manifest:media-type="image/png"/>
  <manifest:file-entry manifest:full-path="Pictures/1000020100000250000000A52A8B99E03E93835C.png" manifest:media-type="image/png"/>
  <manifest:file-entry manifest:full-path="Pictures/1000020100000272000000B60C9EDFE67FE4491A.png" manifest:media-type="image/png"/>
  <manifest:file-entry manifest:full-path="Pictures/100002010000029400000075B6F4D9E1A2C9F4D3.png" manifest:media-type="image/png"/>
  <manifest:file-entry manifest:full-path="Pictures/10000201000005AD0000007B3BA2386C41FBE628.png" manifest:media-type="image/png"/>
  <manifest:file-entry manifest:full-path="Pictures/10000201000002650000006AA2CBB7E058656D20.png" manifest:media-type="image/png"/>
  <manifest:file-entry manifest:full-path="Pictures/1000020100000505000000C4184FC4996B36F9E3.png" manifest:media-type="image/png"/>
  <manifest:file-entry manifest:full-path="Pictures/1000020100000252000000782B0C99DDCC8BB75E.png" manifest:media-type="image/png"/>
  <manifest:file-entry manifest:full-path="Pictures/100002010000024E00000083F574AB8B5C8420EA.png" manifest:media-type="image/png"/>
  <manifest:file-entry manifest:full-path="Pictures/100002010000028F000000DE63905B98AA47E12F.png" manifest:media-type="image/png"/>
  <manifest:file-entry manifest:full-path="Pictures/1000020100000295000001A1F5F2A5066C2F2653.png" manifest:media-type="image/png"/>
  <manifest:file-entry manifest:full-path="Pictures/100002010000028F0000010E20FAD1F50423F356.png" manifest:media-type="image/png"/>
  <manifest:file-entry manifest:full-path="Pictures/10000201000001F300000054128B98FB32AB5048.png" manifest:media-type="image/png"/>
  <manifest:file-entry manifest:full-path="Pictures/10000201000001F00000008BF8F00FC30CE3E6A5.png" manifest:media-type="image/png"/>
  <manifest:file-entry manifest:full-path="Pictures/100002010000029900000071D5989EB8662D1A83.png" manifest:media-type="image/png"/>
  <manifest:file-entry manifest:full-path="Pictures/10000201000002230000008B1FF81D2981828DC8.png" manifest:media-type="image/png"/>
  <manifest:file-entry manifest:full-path="Pictures/100002010000023D000000D2CAD02AC08A8B8FB4.png" manifest:media-type="image/png"/>
  <manifest:file-entry manifest:full-path="Pictures/10000201000001E9000000A0B71067BE83CA1784.png" manifest:media-type="image/png"/>
  <manifest:file-entry manifest:full-path="Pictures/100002010000022D000000519173B01E33E7E02E.png" manifest:media-type="image/png"/>
  <manifest:file-entry manifest:full-path="Pictures/100002010000022C00000192C5F649D58F7A4194.png" manifest:media-type="image/png"/>
  <manifest:file-entry manifest:full-path="Pictures/1000020100000231000000483BF0BE918845AE55.png" manifest:media-type="image/png"/>
  <manifest:file-entry manifest:full-path="Pictures/10000201000001FE0000009399D031F6CD5B65F5.png" manifest:media-type="image/png"/>
  <manifest:file-entry manifest:full-path="Pictures/10000201000002290000014A94D6C469C0DE0B00.png" manifest:media-type="image/png"/>
  <manifest:file-entry manifest:full-path="Pictures/10000201000002560000011D42456E0D21AB2D91.png" manifest:media-type="image/png"/>
  <manifest:file-entry manifest:full-path="Pictures/100002010000028E0000006AC6C6D49561D107D0.png" manifest:media-type="image/png"/>
  <manifest:file-entry manifest:full-path="Pictures/100002010000029E000001747631520B30E5B815.png" manifest:media-type="image/png"/>
  <manifest:file-entry manifest:full-path="Pictures/10000201000002290000003B18B2519EE09F4628.png" manifest:media-type="image/png"/>
  <manifest:file-entry manifest:full-path="Pictures/10000201000002410000004EF1DA9BDBB4E57352.png" manifest:media-type="image/png"/>
  <manifest:file-entry manifest:full-path="Pictures/10000201000002B1000000627C47BF6161EBB138.png" manifest:media-type="image/png"/>
  <manifest:file-entry manifest:full-path="Pictures/100002010000024B00000070EA1643D89B2CB389.png" manifest:media-type="image/png"/>
  <manifest:file-entry manifest:full-path="Pictures/100002010000022C00000089F4734AA4F7F16F6A.png" manifest:media-type="image/png"/>
  <manifest:file-entry manifest:full-path="Pictures/10000201000002420000006A32DB8348E17FE160.png" manifest:media-type="image/png"/>
  <manifest:file-entry manifest:full-path="Pictures/100002010000055300000155DF6E625DD14522F5.png" manifest:media-type="image/png"/>
  <manifest:file-entry manifest:full-path="Pictures/100002010000029200000069954722F9C680B24B.png" manifest:media-type="image/png"/>
  <manifest:file-entry manifest:full-path="Pictures/10000201000002610000009599735173750B9C59.png" manifest:media-type="image/png"/>
  <manifest:file-entry manifest:full-path="Pictures/10000201000002200000009486CFC6B603EB897D.png" manifest:media-type="image/png"/>
  <manifest:file-entry manifest:full-path="Pictures/10000201000002270000010E9EA03D51D996E66F.png" manifest:media-type="image/png"/>
  <manifest:file-entry manifest:full-path="Pictures/1000020100000283000001814ACC66F3D4B1634A.png" manifest:media-type="image/png"/>
  <manifest:file-entry manifest:full-path="Pictures/100002010000022600000095CD6A22FD670768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0c0a1fa" officeooo:paragraph-rsid="00c0a1fa"/>
    </style:style>
    <style:style style:name="P27" style:family="paragraph" style:parent-style-name="Standard">
      <style:text-properties officeooo:rsid="011ee3b4" officeooo:paragraph-rsid="011ee3b4"/>
    </style:style>
    <style:style style:name="P28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9" style:family="paragraph" style:parent-style-name="Standard">
      <style:text-properties fo:color="#cccccc" style:font-name="Droid Sans Mono" fo:font-size="10.5pt" fo:font-weight="normal" officeooo:rsid="011ee3b4" officeooo:paragraph-rsid="011ee3b4" fo:background-color="#1f1f1f"/>
    </style:style>
    <style:style style:name="P30" style:family="paragraph" style:parent-style-name="Standard">
      <style:paragraph-properties style:line-height-at-least="0.503cm"/>
      <style:text-properties fo:color="#4fc1ff" style:font-name="Droid Sans Mono" fo:font-size="10.5pt" fo:font-weight="normal" fo:background-color="#1f1f1f"/>
    </style:style>
    <style:style style:name="P31" style:family="paragraph" style:parent-style-name="Standard">
      <style:text-properties officeooo:rsid="0122590a" officeooo:paragraph-rsid="0122590a"/>
    </style:style>
    <style:style style:name="P32" style:family="paragraph" style:parent-style-name="Standard">
      <style:text-properties officeooo:rsid="0124a8ae" officeooo:paragraph-rsid="0124a8ae"/>
    </style:style>
    <style:style style:name="P33" style:family="paragraph" style:parent-style-name="Standard">
      <style:text-properties officeooo:rsid="012adb5f" officeooo:paragraph-rsid="012adb5f"/>
    </style:style>
    <style:style style:name="P34" style:family="paragraph" style:parent-style-name="Standard">
      <style:text-properties officeooo:rsid="012d65e0" officeooo:paragraph-rsid="012d65e0"/>
    </style:style>
    <style:style style:name="P35" style:family="paragraph" style:parent-style-name="Standard">
      <style:text-properties officeooo:rsid="012ebd73" officeooo:paragraph-rsid="012ebd73"/>
    </style:style>
    <style:style style:name="P36" style:family="paragraph" style:parent-style-name="Standard">
      <style:text-properties officeooo:rsid="012f9f9e" officeooo:paragraph-rsid="012f9f9e"/>
    </style:style>
    <style:style style:name="P37" style:family="paragraph" style:parent-style-name="Standard">
      <style:text-properties officeooo:rsid="0138e507" officeooo:paragraph-rsid="0138e507"/>
    </style:style>
    <style:style style:name="P38" style:family="paragraph" style:parent-style-name="Standard">
      <style:text-properties officeooo:rsid="013ce36b" officeooo:paragraph-rsid="013ce36b"/>
    </style:style>
    <style:style style:name="P39" style:family="paragraph" style:parent-style-name="Standard">
      <style:text-properties officeooo:rsid="01408aac" officeooo:paragraph-rsid="01408aac"/>
    </style:style>
    <style:style style:name="P40" style:family="paragraph" style:parent-style-name="Standard">
      <style:text-properties officeooo:rsid="01418415" officeooo:paragraph-rsid="01418415"/>
    </style:style>
    <style:style style:name="P41" style:family="paragraph" style:parent-style-name="Standard">
      <style:text-properties officeooo:rsid="0142a7b8" officeooo:paragraph-rsid="0142a7b8"/>
    </style:style>
    <style:style style:name="P42" style:family="paragraph" style:parent-style-name="Standard">
      <style:text-properties officeooo:rsid="0144a3b1" officeooo:paragraph-rsid="0144a3b1"/>
    </style:style>
    <style:style style:name="P43" style:family="paragraph" style:parent-style-name="Standard">
      <style:text-properties officeooo:rsid="0148f0f8" officeooo:paragraph-rsid="0148f0f8"/>
    </style:style>
    <style:style style:name="P44" style:family="paragraph" style:parent-style-name="Standard">
      <style:text-properties officeooo:rsid="01524545" officeooo:paragraph-rsid="01524545"/>
    </style:style>
    <style:style style:name="P45" style:family="paragraph" style:parent-style-name="Standard">
      <style:text-properties officeooo:rsid="0156d266" officeooo:paragraph-rsid="0156d266"/>
    </style:style>
    <style:style style:name="P46" style:family="paragraph" style:parent-style-name="Standard">
      <style:text-properties officeooo:rsid="01581ec0" officeooo:paragraph-rsid="01581ec0"/>
    </style:style>
    <style:style style:name="P47" style:family="paragraph" style:parent-style-name="Standard">
      <style:text-properties officeooo:rsid="016e1002" officeooo:paragraph-rsid="016e1002"/>
    </style:style>
    <style:style style:name="P48" style:family="paragraph" style:parent-style-name="Standard">
      <style:text-properties officeooo:rsid="016eaf1b" officeooo:paragraph-rsid="016eaf1b"/>
    </style:style>
    <style:style style:name="P49" style:family="paragraph" style:parent-style-name="Standard">
      <style:text-properties officeooo:rsid="016f8c87" officeooo:paragraph-rsid="016f8c87"/>
    </style:style>
    <style:style style:name="P50" style:family="paragraph" style:parent-style-name="Standard">
      <style:text-properties officeooo:rsid="0175932c" officeooo:paragraph-rsid="0175932c"/>
    </style:style>
    <style:style style:name="P51" style:family="paragraph" style:parent-style-name="Standard">
      <style:text-properties officeooo:rsid="01759f1d" officeooo:paragraph-rsid="01759f1d"/>
    </style:style>
    <style:style style:name="P52" style:family="paragraph" style:parent-style-name="Standard">
      <style:text-properties officeooo:rsid="017a209b" officeooo:paragraph-rsid="017a209b"/>
    </style:style>
    <style:style style:name="P53" style:family="paragraph" style:parent-style-name="Standard">
      <style:text-properties officeooo:rsid="017ec6ab" officeooo:paragraph-rsid="017ec6ab"/>
    </style:style>
    <style:style style:name="P54" style:family="paragraph" style:parent-style-name="Standard"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6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7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8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/>
    </style:style>
    <style:style style:name="T31" style:family="text">
      <style:text-properties fo:color="#4fc1ff"/>
    </style:style>
    <style:style style:name="T32" style:family="text">
      <style:text-properties fo:color="#4ec9b0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1" draw:name="Image1" text:anchor-type="char" svg:width="16.166cm" svg:height="3.228cm" draw:z-index="0"><draw:image xlink:href="Pictures/10000201000002630000007AD7DE35EEB9CE3669.png" xlink:type="simple" xlink:show="embed" xlink:actuate="onLoad" loext:mime-type="image/png"/></draw:frame><draw:frame draw:style-name="fr4" draw:name="Image2" text:anchor-type="char" svg:x="3.394cm" svg:y="3.627cm" svg:width="11.165cm" svg:height="1.561cm" draw:z-index="1"><draw:image xlink:href="Pictures/10000201000001A60000003B2B8229FC6B4996E7.png" xlink:type="simple" xlink:show="embed" xlink:actuate="onLoad" loext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1" draw:name="Image3" text:anchor-type="char" svg:width="15.637cm" svg:height="1.746cm" draw:z-index="2"><draw:image xlink:href="Pictures/100002010000024F0000004278CA286BCCE1C938.png" xlink:type="simple" xlink:show="embed" xlink:actuate="onLoad" loext:mime-type="image/png"/></draw:frame></text:p>
      <text:p text:style-name="P10"><draw:frame draw:style-name="fr1" draw:name="Image4" text:anchor-type="char" svg:width="15.637cm" svg:height="1.746cm" draw:z-index="3"><draw:image xlink:href="Pictures/100002010000024F00000042C7D5E38B7BEB8FE0.png" xlink:type="simple" xlink:show="embed" xlink:actuate="onLoad" loext:mime-type="image/png"/></draw:frame></text:p>
      <text:p text:style-name="P10"><text:s text:c="3"/></text:p>
      <text:p text:style-name="P10"><draw:frame draw:style-name="fr1" draw:name="Image5" text:anchor-type="char" svg:width="15.822cm" svg:height="6.959cm" draw:z-index="4"><draw:image xlink:href="Pictures/1000020100000256000001079671DBAC9366D16E.png" xlink:type="simple" xlink:show="embed" xlink:actuate="onLoad" loext:mime-type="image/png"/></draw:frame></text:p>
      <text:p text:style-name="P10"><draw:frame draw:style-name="fr1" draw:name="Image6" text:anchor-type="char" svg:width="16.563cm" svg:height="4.815cm" draw:z-index="5"><draw:image xlink:href="Pictures/1000020100000272000000B60C9EDFE67FE4491A.png" xlink:type="simple" xlink:show="embed" xlink:actuate="onLoad" loext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3" draw:name="Image7" text:anchor-type="char" svg:width="14.023cm" svg:height="5.292cm" draw:z-index="6"><draw:image xlink:href="Pictures/1000020100000212000000C86D59C7F658913905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3" draw:name="Image8" text:anchor-type="char" svg:width="16.933cm" svg:height="7.329cm" draw:z-index="7"><draw:image xlink:href="Pictures/1000020100000280000001152A9A02D6EFF44D1B.png" xlink:type="simple" xlink:show="embed" xlink:actuate="onLoad" loext:mime-type="image/png"/></draw:frame></text:p>
      <text:p text:style-name="P10"><draw:frame draw:style-name="fr1" draw:name="Image9" text:anchor-type="char" svg:width="19.001cm" svg:height="1.607cm" draw:z-index="8"><draw:image xlink:href="Pictures/10000201000005AD0000007B3BA2386C41FBE628.png" xlink:type="simple" xlink:show="embed" xlink:actuate="onLoad" loext:mime-type="image/png"/></draw:frame><text:s/></text:p>
      <text:p text:style-name="P10"/>
      <text:p text:style-name="P10"><draw:frame draw:style-name="fr1" draw:name="Image10" text:anchor-type="char" svg:width="15.637cm" svg:height="1.879cm" draw:z-index="9"><draw:image xlink:href="Pictures/100002010000024F000000476F34AB07839A6D2F.png" xlink:type="simple" xlink:show="embed" xlink:actuate="onLoad" loext:mime-type="image/png"/></draw:frame></text:p>
      <text:p text:style-name="P10"/>
      <text:p text:style-name="P10"><draw:frame draw:style-name="fr2" draw:name="Image11" text:anchor-type="char" svg:width="17cm" svg:height="3.013cm" draw:z-index="10"><draw:image xlink:href="Pictures/100002010000029400000075B6F4D9E1A2C9F4D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5" draw:name="Image12" text:anchor-type="char" svg:width="17cm" svg:height="10.178cm" draw:z-index="11"><draw:image xlink:href="Pictures/1000020100000283000001814ACC66F3D4B1634A.png" xlink:type="simple" xlink:show="embed" xlink:actuate="onLoad" loext:mime-type="image/png"/></draw:frame></text:p>
      <text:p text:style-name="P10"/>
      <text:p text:style-name="P16">if quoted, no expansions</text:p>
      <text:p text:style-name="P16"/>
      <text:p text:style-name="P16"><draw:frame draw:style-name="fr5" draw:name="Image13" text:anchor-type="char" svg:width="17cm" svg:height="10.724cm" draw:z-index="12"><draw:image xlink:href="Pictures/1000020100000295000001A1F5F2A5066C2F2653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14" text:anchor-type="char" svg:width="15.716cm" svg:height="4.313cm" draw:z-index="13"><draw:image xlink:href="Pictures/1000020100000252000000A3F38567F8857DE1B1.png" xlink:type="simple" xlink:show="embed" xlink:actuate="onLoad" loext:mime-type="image/png"/></draw:frame><text:soft-page-break/><text:s/></text:p>
      <text:p text:style-name="P10"><draw:frame draw:style-name="fr1" draw:name="Image15" text:anchor-type="char" svg:width="15.716cm" svg:height="3.175cm" draw:z-index="14"><draw:image xlink:href="Pictures/1000020100000252000000782B0C99DDCC8BB75E.png" xlink:type="simple" xlink:show="embed" xlink:actuate="onLoad" loext:mime-type="image/png"/></draw:frame><text:s/></text:p>
      <text:p text:style-name="P10"><draw:frame draw:style-name="fr3" draw:name="Image16" text:anchor-type="char" svg:width="15.981cm" svg:height="3.466cm" draw:z-index="15"><draw:image xlink:href="Pictures/100002010000025C00000083A62F166C7B72CEB4.png" xlink:type="simple" xlink:show="embed" xlink:actuate="onLoad" loext:mime-type="image/png"/></draw:frame></text:p>
      <text:p text:style-name="P10"/>
      <text:p text:style-name="P17">operator at the end</text:p>
      <text:p text:style-name="P17"/>
      <text:p text:style-name="P17"><draw:frame draw:style-name="fr1" draw:name="Image17" text:anchor-type="char" svg:width="13.388cm" svg:height="2.752cm" draw:z-index="16"><draw:image xlink:href="Pictures/10000201000001FA00000068980760858B54D925.png" xlink:type="simple" xlink:show="embed" xlink:actuate="onLoad" loext:mime-type="image/png"/></draw:frame><text:s/></text:p>
      <text:p text:style-name="P17"><draw:frame draw:style-name="fr1" draw:name="Image18" text:anchor-type="char" svg:width="13.785cm" svg:height="3.016cm" draw:z-index="17"><draw:image xlink:href="Pictures/100002010000020900000072DDDCD27C432E834C.png" xlink:type="simple" xlink:show="embed" xlink:actuate="onLoad" loext:mime-type="image/png"/></draw:frame><text:s/></text:p>
      <text:p text:style-name="P17"><draw:frame draw:style-name="fr2" draw:name="Image19" text:anchor-type="char" svg:width="17cm" svg:height="2.711cm" draw:z-index="18"><draw:image xlink:href="Pictures/100002010000029200000069A6E011EC4A7316FB.png" xlink:type="simple" xlink:show="embed" xlink:actuate="onLoad" loext:mime-type="image/png"/></draw:frame><text:s/></text:p>
      <text:p text:style-name="P17"><draw:frame draw:style-name="fr2" draw:name="Image20" text:anchor-type="char" svg:width="17cm" svg:height="2.711cm" draw:z-index="19"><draw:image xlink:href="Pictures/100002010000029200000069954722F9C680B24B.png" xlink:type="simple" xlink:show="embed" xlink:actuate="onLoad" loext:mime-type="image/png"/></draw:frame><text:soft-page-break/><text:s/></text:p>
      <text:p text:style-name="P17"/>
      <text:p text:style-name="P17"><draw:frame draw:style-name="fr3" draw:name="Image21" text:anchor-type="char" svg:width="13.811cm" svg:height="9.71cm" draw:z-index="20"><draw:image xlink:href="Pictures/100002010000020A0000016F38D5FC94AA8F63E6.png" xlink:type="simple" xlink:show="embed" xlink:actuate="onLoad" loext:mime-type="image/png"/></draw:frame><text:s/></text:p>
      <text:p text:style-name="P17"><draw:frame draw:style-name="fr3" draw:name="Image22" text:anchor-type="char" svg:width="13.15cm" svg:height="5.953cm" draw:z-index="21"><draw:image xlink:href="Pictures/10000201000001F1000000E187327A3682B5AF9D.png" xlink:type="simple" xlink:show="embed" xlink:actuate="onLoad" loext:mime-type="image/png"/></draw:frame><text:s/></text:p>
      <text:p text:style-name="P17"><draw:frame draw:style-name="fr3" draw:name="Image23" text:anchor-type="char" svg:width="14.526cm" svg:height="7.355cm" draw:z-index="22"><draw:image xlink:href="Pictures/100002010000022500000116CE6B97E326C44A03.png" xlink:type="simple" xlink:show="embed" xlink:actuate="onLoad" loext:mime-type="image/png"/></draw:frame><text:soft-page-break/><text:s/></text:p>
      <text:p text:style-name="P17"><draw:frame draw:style-name="fr3" draw:name="Image24" text:anchor-type="char" svg:width="14.499cm" svg:height="4.974cm" draw:z-index="23"><draw:image xlink:href="Pictures/1000020100000224000000BC52F548295EF3DC52.png" xlink:type="simple" xlink:show="embed" xlink:actuate="onLoad" loext:mime-type="image/png"/></draw:frame><text:s/></text:p>
      <text:p text:style-name="P17"/>
      <text:p text:style-name="P17"><draw:frame draw:style-name="fr3" draw:name="Image25" text:anchor-type="char" svg:width="15.743cm" svg:height="11.456cm" draw:z-index="24"><draw:image xlink:href="Pictures/1000020100000253000001B1DABFE602AC1427BE.png" xlink:type="simple" xlink:show="embed" xlink:actuate="onLoad" loext:mime-type="image/png"/></draw:frame><text:soft-page-break/><text:s/></text:p>
      <text:p text:style-name="P17"/>
      <text:p text:style-name="P17"><draw:frame draw:style-name="fr3" draw:name="Image26" text:anchor-type="char" svg:width="13.838cm" svg:height="10.107cm" draw:z-index="25"><draw:image xlink:href="Pictures/100002010000020B0000017E29345147A4ECCCEB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1" draw:name="Image28" text:anchor-type="char" svg:width="15.663cm" svg:height="4.366cm" draw:z-index="27"><draw:image xlink:href="Pictures/1000020100000250000000A52A8B99E03E93835C.png" xlink:type="simple" xlink:show="embed" xlink:actuate="onLoad" loext:mime-type="image/png"/></draw:frame><text:s/></text:p>
      <text:p text:style-name="P18"><draw:frame draw:style-name="fr1" draw:name="Image29" text:anchor-type="char" svg:width="14.631cm" svg:height="1.561cm" draw:z-index="28"><draw:image xlink:href="Pictures/10000201000002290000003B18B2519EE09F4628.png" xlink:type="simple" xlink:show="embed" xlink:actuate="onLoad" loext:mime-type="image/png"/></draw:frame></text:p>
      <text:p text:style-name="P18"><draw:frame draw:style-name="fr1" draw:name="Image30" text:anchor-type="char" svg:width="15.61cm" svg:height="1.455cm" draw:z-index="29"><draw:image xlink:href="Pictures/100002010000024E000000371C28B87A76F58FFB.png" xlink:type="simple" xlink:show="embed" xlink:actuate="onLoad" loext:mime-type="image/png"/></draw:frame></text:p>
      <text:p text:style-name="P18"/>
      <text:p text:style-name="P18"><draw:frame draw:style-name="fr1" draw:name="Image27" text:anchor-type="char" svg:width="15.61cm" svg:height="3.466cm" draw:z-index="26"><draw:image xlink:href="Pictures/100002010000024E00000083F574AB8B5C8420EA.png" xlink:type="simple" xlink:show="embed" xlink:actuate="onLoad" loext:mime-type="image/png"/></draw:frame><text:s/></text:p>
      <text:p text:style-name="P18"><draw:frame draw:style-name="fr2" draw:name="Image31" text:anchor-type="char" svg:width="17cm" svg:height="7.006cm" draw:z-index="30"><draw:image xlink:href="Pictures/100002010000028F0000010E20FAD1F50423F356.png" xlink:type="simple" xlink:show="embed" xlink:actuate="onLoad" loext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2" text:anchor-type="char" svg:width="17cm" svg:height="5.761cm" draw:z-index="31"><draw:image xlink:href="Pictures/100002010000028F000000DE63905B98AA47E12F.png" xlink:type="simple" xlink:show="embed" xlink:actuate="onLoad" loext:mime-type="image/png"/></draw:frame><text:soft-page-break/></text:p>
      <text:p text:style-name="P18"><text:s/></text:p>
      <text:p text:style-name="P18"><draw:frame draw:style-name="fr1" draw:name="Image33" text:anchor-type="char" svg:width="13.123cm" svg:height="3.678cm" draw:z-index="32"><draw:image xlink:href="Pictures/10000201000001F00000008B92C75EA6E59A80B0.png" xlink:type="simple" xlink:show="embed" xlink:actuate="onLoad" loext:mime-type="image/png"/></draw:frame><text:s/></text:p>
      <text:p text:style-name="P18"><draw:frame draw:style-name="fr1" draw:name="Image34" text:anchor-type="char" svg:width="13.123cm" svg:height="3.678cm" draw:z-index="33"><draw:image xlink:href="Pictures/10000201000001F00000008BF8F00FC30CE3E6A5.png" xlink:type="simple" xlink:show="embed" xlink:actuate="onLoad" loext:mime-type="image/png"/></draw:frame></text:p>
      <text:p text:style-name="P18"/>
      <text:p text:style-name="P18"><draw:frame draw:style-name="fr1" draw:name="Image35" text:anchor-type="char" svg:width="14.473cm" svg:height="3.678cm" draw:z-index="34"><draw:image xlink:href="Pictures/10000201000002230000008B1FF81D2981828DC8.png" xlink:type="simple" xlink:show="embed" xlink:actuate="onLoad" loext:mime-type="image/png"/></draw:frame><text:s/></text:p>
      <text:p text:style-name="P18"><draw:frame draw:style-name="fr1" draw:name="Image36" text:anchor-type="char" svg:width="14.711cm" svg:height="3.625cm" draw:z-index="35"><draw:image xlink:href="Pictures/100002010000022C00000089F4734AA4F7F16F6A.png" xlink:type="simple" xlink:show="embed" xlink:actuate="onLoad" loext:mime-type="image/png"/></draw:frame><text:s/></text:p>
      <text:p text:style-name="P18"><draw:frame draw:style-name="fr1" draw:name="Image37" text:anchor-type="char" svg:width="14.737cm" svg:height="2.143cm" draw:z-index="36"><draw:image xlink:href="Pictures/100002010000022D000000519173B01E33E7E02E.png" xlink:type="simple" xlink:show="embed" xlink:actuate="onLoad" loext:mime-type="image/png"/></draw:frame><text:soft-page-break/></text:p>
      <text:p text:style-name="P18"><draw:frame draw:style-name="fr1" draw:name="Image38" text:anchor-type="char" svg:width="12.938cm" svg:height="4.233cm" draw:z-index="37"><draw:image xlink:href="Pictures/10000201000001E9000000A0B71067BE83CA1784.png" xlink:type="simple" xlink:show="embed" xlink:actuate="onLoad" loext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1" draw:name="Image39" text:anchor-type="char" svg:width="14.711cm" svg:height="10.636cm" draw:z-index="38"><draw:image xlink:href="Pictures/100002010000022C00000192C5F649D58F7A4194.png" xlink:type="simple" xlink:show="embed" xlink:actuate="onLoad" loext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1" draw:name="Image40" text:anchor-type="char" svg:width="14.843cm" svg:height="1.905cm" draw:z-index="39"><draw:image xlink:href="Pictures/1000020100000231000000483BF0BE918845AE55.png" xlink:type="simple" xlink:show="embed" xlink:actuate="onLoad" loext:mime-type="image/png"/></draw:frame><text:s/></text:p>
      <text:p text:style-name="P24"/>
      <text:p text:style-name="P24"/>
      <text:p text:style-name="P24"><text:soft-page-break/><text:s/><draw:frame draw:style-name="fr3" draw:name="Image41" text:anchor-type="char" svg:width="13.494cm" svg:height="3.889cm" draw:z-index="40"><draw:image xlink:href="Pictures/10000201000001FE0000009399D031F6CD5B65F5.png" xlink:type="simple" xlink:show="embed" xlink:actuate="onLoad" loext:mime-type="image/png"/></draw:frame><text:s/></text:p>
      <text:p text:style-name="P24"><draw:frame draw:style-name="fr1" draw:name="Image42" text:anchor-type="char" svg:width="15.531cm" svg:height="2.963cm" draw:z-index="41"><draw:image xlink:href="Pictures/100002010000024B00000070EA1643D89B2CB389.png" xlink:type="simple" xlink:show="embed" xlink:actuate="onLoad" loext:mime-type="image/png"/></draw:frame></text:p>
      <text:p text:style-name="P24"/>
      <text:p text:style-name="P24"/>
      <text:p text:style-name="P24"><draw:frame draw:style-name="fr1" draw:name="Image43" text:anchor-type="char" svg:width="15.822cm" svg:height="7.541cm" draw:z-index="42"><draw:image xlink:href="Pictures/10000201000002560000011D42456E0D21AB2D91.png" xlink:type="simple" xlink:show="embed" xlink:actuate="onLoad" loext:mime-type="image/png"/></draw:frame><text:s/></text:p>
      <text:p text:style-name="P24"/>
      <text:p text:style-name="P24"/>
      <text:p text:style-name="P25"><draw:frame draw:style-name="fr2" draw:name="Image44" text:anchor-type="char" svg:width="17cm" svg:height="2.755cm" draw:z-index="43"><draw:image xlink:href="Pictures/100002010000028E0000006AC6C6D49561D107D0.png" xlink:type="simple" xlink:show="embed" xlink:actuate="onLoad" loext:mime-type="image/png"/></draw:frame><text:s/></text:p>
      <text:p text:style-name="P25">tsy mila gerena</text:p>
      <text:p text:style-name="P25"><draw:frame draw:style-name="fr5" draw:name="Image45" text:anchor-type="char" svg:width="17cm" svg:height="9.439cm" draw:z-index="44"><draw:image xlink:href="Pictures/100002010000029E000001747631520B30E5B815.png" xlink:type="simple" xlink:show="embed" xlink:actuate="onLoad" loext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7"><text:soft-page-break/>expansions</text:p>
      <text:p text:style-name="P27"/>
      <text:p text:style-name="P27">type of token:</text:p>
      <text:p text:style-name="P27"/>
      <text:p text:style-name="P29"><text:span text:style-name="T30">typedef</text:span> <text:span text:style-name="T30">enum</text:span> {</text:p>
      <text:p text:style-name="P28"><text:span text:style-name="T31">TK_WORD</text:span>,</text:p>
      <text:p text:style-name="P28"><text:span text:style-name="T31">TK_PIPE</text:span>,</text:p>
      <text:p text:style-name="P28"><text:span text:style-name="T31">TK_REDIR</text:span>,</text:p>
      <text:p text:style-name="P28"><text:span text:style-name="T31">TK_REDIR_IN</text:span>,</text:p>
      <text:p text:style-name="P28"><text:span text:style-name="T31">TK_REDIR_OUT</text:span>,</text:p>
      <text:p text:style-name="P28"><text:span text:style-name="T31">TK_REDIR_OUT2</text:span>,</text:p>
      <text:p text:style-name="P28"><text:span text:style-name="T31">TK_HEREDOC</text:span>,</text:p>
      <text:p text:style-name="P28"><text:span text:style-name="T31">TK_OR</text:span>,</text:p>
      <text:p text:style-name="P28"><text:span text:style-name="T31">TK_AND</text:span>,</text:p>
      <text:p text:style-name="P28"><text:span text:style-name="T31">TK_WILDCARD</text:span>,</text:p>
      <text:p text:style-name="P28"><text:span text:style-name="T31">TK_L_PAREN</text:span>,</text:p>
      <text:p text:style-name="P30">TK_R_PAREN</text:p>
      <text:p text:style-name="P28">} <text:span text:style-name="T32">token_type</text:span>;</text:p>
      <text:p text:style-name="P27"/>
      <text:p text:style-name="P27"/>
      <text:p text:style-name="P31">type of token that expand:</text:p>
      <text:p text:style-name="P31"/>
      <text:p text:style-name="P31">- <text:span text:style-name="T33">tk_word:</text:span></text:p>
      <text:p text:style-name="P31"/>
      <text:p text:style-name="P31"><text:tab/>. <text:span text:style-name="T34">$HOME</text:span></text:p>
      <text:p text:style-name="P32">word ($+char) like $HOME, $?, $1…</text:p>
      <text:p text:style-name="P32">it can represent env variable, local var, …</text:p>
      <text:p text:style-name="P32"/>
      <text:p text:style-name="P32"><text:tab/><draw:frame draw:style-name="fr1" draw:name="Image46" text:anchor-type="char" svg:width="15.266cm" svg:height="2.064cm" draw:z-index="45"><draw:image xlink:href="Pictures/10000201000002410000004EF1DA9BDBB4E57352.png" xlink:type="simple" xlink:show="embed" xlink:actuate="onLoad" loext:mime-type="image/png"/></draw:frame> </text:p>
      <text:p text:style-name="P32"><text:tab/>. “<text:span text:style-name="T35">$HOME</text:span>”</text:p>
      <text:p text:style-name="P33">variable inside double quote “”</text:p>
      <text:p text:style-name="P33"/>
      <text:p text:style-name="P33"/>
      <text:p text:style-name="P33"><draw:frame draw:style-name="fr1" draw:name="Image47" text:anchor-type="char" svg:width="15.293cm" svg:height="2.805cm" draw:z-index="46"><draw:image xlink:href="Pictures/10000201000002420000006A32DB8348E17FE160.png" xlink:type="simple" xlink:show="embed" xlink:actuate="onLoad" loext:mime-type="image/png"/></draw:frame><text:s/></text:p>
      <text:p text:style-name="P34">for this double quote may regroup a n length of char but expand all variable inside it</text:p>
      <text:p text:style-name="P34"/>
      <text:p text:style-name="P34"><text:tab/>. <text:span text:style-name="T36">void and space in “”</text:span></text:p>
      <text:p text:style-name="P34"><draw:frame draw:style-name="fr2" draw:name="Image48" text:anchor-type="char" svg:width="17cm" svg:height="2.417cm" draw:z-index="47"><draw:image xlink:href="Pictures/10000201000002B1000000627C47BF6161EBB138.png" xlink:type="simple" xlink:show="embed" xlink:actuate="onLoad" loext:mime-type="image/png"/></draw:frame><text:soft-page-break/><text:s/></text:p>
      <text:p text:style-name="P35"/>
      <text:p text:style-name="P35"><text:tab/>. <text:span text:style-name="T37">path element (may be if not handle by exerve for cmd like cd)</text:span></text:p>
      <text:p text:style-name="P36">we have ~, *, ., ..</text:p>
      <text:p text:style-name="P36"/>
      <text:p text:style-name="P36"><draw:frame draw:style-name="fr2" draw:name="Image49" text:anchor-type="char" svg:width="17cm" svg:height="2.887cm" draw:z-index="48"><draw:image xlink:href="Pictures/100002010000029900000071D5989EB8662D1A83.png" xlink:type="simple" xlink:show="embed" xlink:actuate="onLoad" loext:mime-type="image/png"/></draw:frame><text:s/></text:p>
      <text:p text:style-name="P36"><text:tab/>. <text:span text:style-name="T38">wildcard * </text:span></text:p>
      <text:p text:style-name="P36"/>
      <text:p text:style-name="P36"><draw:frame draw:style-name="fr2" draw:name="Image50" text:anchor-type="char" svg:width="17cm" svg:height="4.253cm" draw:z-index="49"><draw:image xlink:href="Pictures/100002010000055300000155DF6E625DD14522F5.png" xlink:type="simple" xlink:show="embed" xlink:actuate="onLoad" loext:mime-type="image/png"/></draw:frame><text:s text:c="2"/></text:p>
      <text:p text:style-name="P36"><draw:frame draw:style-name="fr2" draw:name="Image51" text:anchor-type="char" svg:width="17cm" svg:height="2.593cm" draw:z-index="50"><draw:image xlink:href="Pictures/1000020100000505000000C4184FC4996B36F9E3.png" xlink:type="simple" xlink:show="embed" xlink:actuate="onLoad" loext:mime-type="image/png"/></draw:frame><text:s/></text:p>
      <text:p text:style-name="P37">note that for single quote , no expand</text:p>
      <text:p text:style-name="P37"><text:s/></text:p>
      <text:p text:style-name="P37"><draw:frame draw:style-name="fr1" draw:name="Image52" text:anchor-type="char" svg:width="16.219cm" svg:height="2.805cm" draw:z-index="51"><draw:image xlink:href="Pictures/10000201000002650000006AA2CBB7E058656D20.png" xlink:type="simple" xlink:show="embed" xlink:actuate="onLoad" loext:mime-type="image/png"/></draw:frame><text:s/></text:p>
      <text:p text:style-name="P37"/>
      <text:p text:style-name="P38">note also that no “” and ‘’ after expansion in they are not already inside double and single quote</text:p>
      <text:p text:style-name="P38"/>
      <text:p text:style-name="P38"><draw:frame draw:style-name="fr1" draw:name="Image53" text:anchor-type="char" svg:width="16.113cm" svg:height="3.942cm" draw:z-index="52"><draw:image xlink:href="Pictures/10000201000002610000009599735173750B9C59.png" xlink:type="simple" xlink:show="embed" xlink:actuate="onLoad" loext:mime-type="image/png"/></draw:frame><text:soft-page-break/><text:s/></text:p>
      <text:p text:style-name="P38"/>
      <text:p text:style-name="P39">escaped quote and special char</text:p>
      <text:p text:style-name="P39"/>
      <text:p text:style-name="P39"><draw:frame draw:style-name="fr4" draw:name="Image54" text:anchor-type="char" svg:x="0cm" svg:y="0cm" svg:width="17cm" svg:height="2.173cm" draw:z-index="53"><draw:image xlink:href="Pictures/10000201000002C00000005A2E6A688F2044776A.png" xlink:type="simple" xlink:show="embed" xlink:actuate="onLoad" loext:mime-type="image/png"/></draw:frame><text:s/></text:p>
      <text:p text:style-name="P40">we don’t handle this so </text:p>
      <text:p text:style-name="P42"/>
      <text:p text:style-name="P42">heredoc expansions</text:p>
      <text:p text:style-name="P42"/>
      <text:p text:style-name="P42"><draw:frame draw:style-name="fr1" draw:name="Image55" text:anchor-type="char" svg:width="14.631cm" svg:height="8.731cm" draw:z-index="54"><draw:image xlink:href="Pictures/10000201000002290000014A94D6C469C0DE0B00.png" xlink:type="simple" xlink:show="embed" xlink:actuate="onLoad" loext:mime-type="image/png"/></draw:frame></text:p>
      <text:p text:style-name="P40"><text:s/></text:p>
      <text:p text:style-name="P40"/>
      <text:p text:style-name="P40"/>
      <text:p text:style-name="P40"><draw:frame draw:style-name="fr3" draw:name="Image56" text:anchor-type="char" svg:width="14.579cm" svg:height="7.144cm" draw:z-index="55"><draw:image xlink:href="Pictures/10000201000002270000010E9EA03D51D996E66F.png" xlink:type="simple" xlink:show="embed" xlink:actuate="onLoad" loext:mime-type="image/png"/></draw:frame><text:soft-page-break/><text:s/></text:p>
      <text:p text:style-name="P40"><text:s/></text:p>
      <text:p text:style-name="P40"><draw:frame draw:style-name="fr1" draw:name="Image57" text:anchor-type="char" svg:width="14.552cm" svg:height="3.942cm" draw:z-index="56"><draw:image xlink:href="Pictures/100002010000022600000095CD6A22FD670768EB.png" xlink:type="simple" xlink:show="embed" xlink:actuate="onLoad" loext:mime-type="image/png"/></draw:frame><text:s/></text:p>
      <text:p text:style-name="P40"><draw:frame draw:style-name="fr1" draw:name="Image58" text:anchor-type="char" svg:width="14.579cm" svg:height="2.858cm" draw:z-index="57"><draw:image xlink:href="Pictures/10000201000002270000006CA452B6EB7BA8D717.png" xlink:type="simple" xlink:show="embed" xlink:actuate="onLoad" loext:mime-type="image/png"/></draw:frame><text:s/></text:p>
      <text:p text:style-name="P43">something interesting in heredoc expansions</text:p>
      <text:p text:style-name="P43"/>
      <text:p text:style-name="P43"><draw:frame draw:style-name="fr1" draw:name="Image59" text:anchor-type="char" svg:width="15.531cm" svg:height="5.292cm" draw:z-index="58"><draw:image xlink:href="Pictures/100002010000024B000000C81A352A1AEF4067EC.png" xlink:type="simple" xlink:show="embed" xlink:actuate="onLoad" loext:mime-type="image/png"/></draw:frame></text:p>
      <text:p text:style-name="P41"><text:s/></text:p>
      <text:p text:style-name="P41"/>
      <text:p text:style-name="P41"/>
      <text:p text:style-name="P41"><draw:frame draw:style-name="fr1" draw:name="Image60" text:anchor-type="char" svg:width="14.605cm" svg:height="3.863cm" draw:z-index="59"><draw:image xlink:href="Pictures/1000020100000228000000926409E8ECEE3D34A7.png" xlink:type="simple" xlink:show="embed" xlink:actuate="onLoad" loext:mime-type="image/png"/></draw:frame><text:soft-page-break/><text:s text:c="2"/></text:p>
      <text:p text:style-name="P41"><text:s/></text:p>
      <text:p text:style-name="P41"><draw:frame draw:style-name="fr2" draw:name="Image61" text:anchor-type="char" svg:width="17cm" svg:height="3.475cm" draw:z-index="60"><draw:image xlink:href="Pictures/10000201000002A80000008B2D9F40882409CD2B.png" xlink:type="simple" xlink:show="embed" xlink:actuate="onLoad" loext:mime-type="image/png"/></draw:frame><text:s/></text:p>
      <text:p text:style-name="P41"><draw:frame draw:style-name="fr2" draw:name="Image62" text:anchor-type="char" svg:width="17cm" svg:height="2.909cm" draw:z-index="61"><draw:image xlink:href="Pictures/10000201000002E60000007FE92701AD4DD2342E.png" xlink:type="simple" xlink:show="embed" xlink:actuate="onLoad" loext:mime-type="image/png"/></draw:frame></text:p>
      <text:p text:style-name="P41"><draw:frame draw:style-name="fr1" draw:name="Image63" text:anchor-type="char" svg:width="16.219cm" svg:height="5.503cm" draw:z-index="62"><draw:image xlink:href="Pictures/1000020100000265000000D0F5E996A266110883.png" xlink:type="simple" xlink:show="embed" xlink:actuate="onLoad" loext:mime-type="image/png"/></draw:frame><text:s/></text:p>
      <text:p text:style-name="P41"><draw:frame draw:style-name="fr1" draw:name="Image64" text:anchor-type="char" svg:width="15.69cm" svg:height="7.699cm" draw:z-index="63"><draw:image xlink:href="Pictures/1000020100000251000001234D9327B58400A68B.png" xlink:type="simple" xlink:show="embed" xlink:actuate="onLoad" loext:mime-type="image/png"/></draw:frame><text:soft-page-break/><text:s/></text:p>
      <text:p text:style-name="P44">we don’t handle &lt;&lt; - heredoc because it only work in shell</text:p>
      <text:p text:style-name="P44"><text:s text:c="2"/></text:p>
      <text:p text:style-name="P41">shell rules and error</text:p>
      <text:p text:style-name="P41"/>
      <text:p text:style-name="P45">**the input shouldn't begin with | or || or &amp;&amp; or ) <text:span text:style-name="T41">or *</text:span></text:p>
      <text:p text:style-name="P45"/>
      <text:p text:style-name="P46">the first token must be:</text:p>
      <text:p text:style-name="P46">- redir out</text:p>
      <text:p text:style-name="P46"><draw:frame draw:style-name="fr1" draw:name="Image65" text:anchor-type="char" svg:width="12.779cm" svg:height="1.746cm" draw:z-index="64"><draw:image xlink:href="Pictures/10000201000001E300000042131D4639CFAEC292.png" xlink:type="simple" xlink:show="embed" xlink:actuate="onLoad" loext:mime-type="image/png"/></draw:frame><text:s/></text:p>
      <text:p text:style-name="P46"/>
      <text:p text:style-name="P46"/>
      <text:p text:style-name="P46"/>
      <text:p text:style-name="P46"/>
      <text:p text:style-name="P46">- <text:span text:style-name="T39">redir in</text:span></text:p>
      <text:p text:style-name="P46"/>
      <text:p text:style-name="P46"><draw:frame draw:style-name="fr1" draw:name="Image66" text:anchor-type="char" svg:width="12.462cm" svg:height="1.535cm" draw:z-index="65"><draw:image xlink:href="Pictures/10000201000001D70000003AA2177E0E2B517C6B.png" xlink:type="simple" xlink:show="embed" xlink:actuate="onLoad" loext:mime-type="image/png"/></draw:frame><text:s/></text:p>
      <text:p text:style-name="P46"/>
      <text:p text:style-name="P46"/>
      <text:p text:style-name="P46"/>
      <text:p text:style-name="P46"/>
      <text:p text:style-name="P46">-<text:span text:style-name="T40">heredoc</text:span></text:p>
      <text:p text:style-name="P46"/>
      <text:p text:style-name="P46"><draw:frame draw:style-name="fr1" draw:name="Image67" text:anchor-type="char" svg:width="13.203cm" svg:height="2.223cm" draw:z-index="66"><draw:image xlink:href="Pictures/10000201000001F300000054128B98FB32AB5048.png" xlink:type="simple" xlink:show="embed" xlink:actuate="onLoad" loext:mime-type="image/png"/></draw:frame><text:s/></text:p>
      <text:p text:style-name="P46">- <text:span text:style-name="T42">left parenthesis</text:span></text:p>
      <text:p text:style-name="P46"/>
      <text:p text:style-name="P46"><draw:frame draw:style-name="fr1" draw:name="Image68" text:anchor-type="char" svg:width="12.594cm" svg:height="1.746cm" draw:z-index="67"><draw:image xlink:href="Pictures/10000201000001DC000000428323F0E686A5DE1C.png" xlink:type="simple" xlink:show="embed" xlink:actuate="onLoad" loext:mime-type="image/png"/></draw:frame><text:s/></text:p>
      <text:p text:style-name="P46"/>
      <text:p text:style-name="P46"/>
      <text:p text:style-name="P46"/>
      <text:p text:style-name="P46">-<text:span text:style-name="T43">word (cmd</text:span></text:p>
      <text:p text:style-name="P46"/>
      <text:p text:style-name="P46"><draw:frame draw:style-name="fr1" draw:name="Image69" text:anchor-type="char" svg:width="12.594cm" svg:height="1.746cm" draw:z-index="68"><draw:image xlink:href="Pictures/10000201000001DC000000428323F0E686A5DE1C.png" xlink:type="simple" xlink:show="embed" xlink:actuate="onLoad" loext:mime-type="image/png"/></draw:frame><text:soft-page-break/><text:s/></text:p>
      <text:p text:style-name="P46"/>
      <text:p text:style-name="P46"/>
      <text:p text:style-name="P46"/>
      <text:p text:style-name="P46"/>
      <text:p text:style-name="P46">**<text:span text:style-name="T44">the end of a file shouldn't be a</text:span></text:p>
      <text:p text:style-name="P46"/>
      <text:p text:style-name="P46">- <text:span text:style-name="T44">redir out</text:span></text:p>
      <text:p text:style-name="P46">- <text:span text:style-name="T45">left parentheses</text:span></text:p>
      <text:p text:style-name="P46"><draw:frame draw:style-name="fr1" draw:name="Image70" text:anchor-type="char" svg:width="14.764cm" svg:height="3.678cm" draw:z-index="69"><draw:image xlink:href="Pictures/100002010000022E0000008BE645C9CCCDE6D9D6.png" xlink:type="simple" xlink:show="embed" xlink:actuate="onLoad" loext:mime-type="image/png"/></draw:frame><text:s/></text:p>
      <text:p text:style-name="P46">** <text:span text:style-name="T46">combinaison error</text:span></text:p>
      <text:p text:style-name="P46"/>
      <text:p text:style-name="P46">-<text:span text:style-name="T47">word</text:span></text:p>
      <text:p text:style-name="P47">no rule</text:p>
      <text:p text:style-name="P47"/>
      <text:p text:style-name="P47">-pipe</text:p>
      <text:p text:style-name="P47"/>
      <text:p text:style-name="P48">pipe can’t be followed by |, &amp;&amp;, || , * <text:span text:style-name="T48">or )</text:span></text:p>
      <text:p text:style-name="P48"/>
      <text:p text:style-name="P49">but can be followed by word, redir, heredoc</text:p>
      <text:p text:style-name="P49"/>
      <text:p text:style-name="P49"><draw:frame draw:style-name="fr1" draw:name="Image71" text:anchor-type="char" svg:width="15.214cm" svg:height="4.657cm" draw:z-index="70"><draw:image xlink:href="Pictures/100002010000023F000000B0FB969213FC1363A1.png" xlink:type="simple" xlink:show="embed" xlink:actuate="onLoad" loext:mime-type="image/png"/></draw:frame></text:p>
      <text:p text:style-name="P48"><text:s/></text:p>
      <text:p text:style-name="P48"><draw:frame draw:style-name="fr1" draw:name="Image72" text:anchor-type="char" svg:width="13.838cm" svg:height="4.101cm" draw:z-index="71"><draw:image xlink:href="Pictures/100002010000020B0000009B95960F20854C2BC2.png" xlink:type="simple" xlink:show="embed" xlink:actuate="onLoad" loext:mime-type="image/png"/></draw:frame><text:s/></text:p>
      <text:p text:style-name="P48"/>
      <text:p text:style-name="P48"/>
      <text:p text:style-name="P48"/>
      <text:p text:style-name="P48"><text:soft-page-break/>- <text:span text:style-name="T49">wildcard</text:span></text:p>
      <text:p text:style-name="P50">no rule</text:p>
      <text:p text:style-name="P48"/>
      <text:p text:style-name="P48"/>
      <text:p text:style-name="P48"><draw:frame draw:style-name="fr2" draw:name="Image73" text:anchor-type="char" svg:width="17cm" svg:height="3.628cm" draw:z-index="72"><draw:image xlink:href="Pictures/1000020100000388000000C1C639A26FB87C70FE.png" xlink:type="simple" xlink:show="embed" xlink:actuate="onLoad" loext:mime-type="image/png"/></draw:frame><text:s/></text:p>
      <text:p text:style-name="P48">- <text:span text:style-name="T50">and or</text:span></text:p>
      <text:p text:style-name="P48"/>
      <text:p text:style-name="P51">doesn’t support pipe, <text:s/>* and or but redir is ok</text:p>
      <text:p text:style-name="P51"/>
      <text:p text:style-name="P51"><draw:frame draw:style-name="fr1" draw:name="Image74" text:anchor-type="char" svg:width="10.53cm" svg:height="5.662cm" draw:z-index="73"><draw:image xlink:href="Pictures/100002010000018E000000D63FCD642B1A05DB91.png" xlink:type="simple" xlink:show="embed" xlink:actuate="onLoad" loext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-<text:span text:style-name="T51">l parentheses (</text:span></text:p>
      <text:p text:style-name="P51"/>
      <text:p text:style-name="P52">no operator , only for this case <text:span text:style-name="T52">(at the beginning heredoc and redir</text:span></text:p>
      <text:p text:style-name="P52"/>
      <text:p text:style-name="P52"><draw:frame draw:style-name="fr1" draw:name="Image75" text:anchor-type="char" svg:width="8.44cm" svg:height="2.434cm" draw:z-index="74"><draw:image xlink:href="Pictures/100002010000013F0000005CFD637E83CFA2A23B.png" xlink:type="simple" xlink:show="embed" xlink:actuate="onLoad" loext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>- <text:span text:style-name="T53">r parentheses )</text:span></text:p>
      <text:p text:style-name="P53">no rule</text:p>
      <text:p text:style-name="P53"/>
      <text:p text:style-name="P53">- <text:span text:style-name="T54">redirect</text:span></text:p>
      <text:p text:style-name="P53"><draw:frame draw:style-name="fr1" draw:name="Image76" text:anchor-type="char" svg:width="14.393cm" svg:height="3.916cm" draw:z-index="75"><draw:image xlink:href="Pictures/10000201000002200000009486CFC6B603EB897D.png" xlink:type="simple" xlink:show="embed" xlink:actuate="onLoad" loext:mime-type="image/png"/></draw:frame><text:s/></text:p>
      <text:p text:style-name="P53"><draw:frame draw:style-name="fr1" draw:name="Image77" text:anchor-type="char" svg:width="13.679cm" svg:height="3.916cm" draw:z-index="76"><draw:image xlink:href="Pictures/10000201000002050000009492A57B32BFBDB0A5.png" xlink:type="simple" xlink:show="embed" xlink:actuate="onLoad" loext:mime-type="image/png"/></draw:frame><text:soft-page-break/><text:s/></text:p>
      <text:p text:style-name="P53"/>
      <text:p text:style-name="P54">can ‘t be follow by another redir token (not heredoc)</text:p>
      <text:p text:style-name="P54"/>
      <text:p text:style-name="P55"><draw:frame draw:style-name="fr1" draw:name="Image78" text:anchor-type="char" svg:width="13.917cm" svg:height="3.281cm" draw:z-index="77"><draw:image xlink:href="Pictures/100002010000020E0000007C27EBE82C2CD41364.png" xlink:type="simple" xlink:show="embed" xlink:actuate="onLoad" loext:mime-type="image/png"/></draw:frame><text:s/></text:p>
      <text:p text:style-name="P55"><draw:frame draw:style-name="fr1" draw:name="Image79" text:anchor-type="char" svg:width="13.573cm" svg:height="5.45cm" draw:z-index="78"><draw:image xlink:href="Pictures/1000020100000201000000CE83BF014318ADBB37.png" xlink:type="simple" xlink:show="embed" xlink:actuate="onLoad" loext:mime-type="image/png"/></draw:frame><text:s/></text:p>
      <text:p text:style-name="P55"><draw:frame draw:style-name="fr1" draw:name="Image80" text:anchor-type="char" svg:width="13.573cm" svg:height="5.45cm" draw:z-index="79"><draw:image xlink:href="Pictures/1000020100000201000000CE83BF014318ADBB37.png" xlink:type="simple" xlink:show="embed" xlink:actuate="onLoad" loext:mime-type="image/png"/></draw:frame><text:s/></text:p>
      <text:p text:style-name="P55"/>
      <text:p text:style-name="P55"><draw:frame draw:style-name="fr1" draw:name="Image81" text:anchor-type="char" svg:width="14.579cm" svg:height="3.201cm" draw:z-index="80"><draw:image xlink:href="Pictures/100002010000022700000079094E5A0BAB499E51.png" xlink:type="simple" xlink:show="embed" xlink:actuate="onLoad" loext:mime-type="image/png"/></draw:frame><text:s/></text:p>
      <text:p text:style-name="P55"><draw:frame draw:style-name="fr1" draw:name="Image82" text:anchor-type="char" svg:width="15.319cm" svg:height="5.027cm" draw:z-index="81"><draw:image xlink:href="Pictures/1000020100000243000000BE4B819A15EA4F07C5.png" xlink:type="simple" xlink:show="embed" xlink:actuate="onLoad" loext:mime-type="image/png"/></draw:frame><text:soft-page-break/><text:s text:c="2"/></text:p>
      <text:p text:style-name="P55"/>
      <text:p text:style-name="P55">-<text:span text:style-name="T55">heredoc</text:span></text:p>
      <text:p text:style-name="P55"/>
      <text:p text:style-name="P56">void delimiter heredoc</text:p>
      <text:p text:style-name="P56"/>
      <text:p text:style-name="P56"><draw:frame draw:style-name="fr1" draw:name="Image83" text:anchor-type="char" svg:width="15.161cm" svg:height="4.763cm" draw:z-index="82"><draw:image xlink:href="Pictures/100002010000023D000000B4F2F456D9966E1820.png" xlink:type="simple" xlink:show="embed" xlink:actuate="onLoad" loext:mime-type="image/png"/></draw:frame><text:s/></text:p>
      <text:p text:style-name="P56"><draw:frame draw:style-name="fr1" draw:name="Image84" text:anchor-type="char" svg:width="14.102cm" svg:height="3.942cm" draw:z-index="83"><draw:image xlink:href="Pictures/100002010000021500000095135D05C201584604.png" xlink:type="simple" xlink:show="embed" xlink:actuate="onLoad" loext:mime-type="image/png"/></draw:frame><text:s/></text:p>
      <text:p text:style-name="P56"/>
      <text:p text:style-name="P57">special char delimiter</text:p>
      <text:p text:style-name="P57"/>
      <text:p text:style-name="P57"><draw:frame draw:style-name="fr1" draw:name="Image85" text:anchor-type="char" svg:width="15.161cm" svg:height="5.556cm" draw:z-index="84"><draw:image xlink:href="Pictures/100002010000023D000000D2CAD02AC08A8B8FB4.png" xlink:type="simple" xlink:show="embed" xlink:actuate="onLoad" loext:mime-type="image/png"/></draw:frame><text:s/></text:p>
      <text:p text:style-name="P57"/>
      <text:p text:style-name="P58"><text:soft-page-break/>there is also error for multiple &lt;&gt; above</text:p>
      <text:p text:style-name="P5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9T13:28:00.092568135</meta:creation-date>
    <meta:generator>LibreOffice/6.4.7.2$Linux_X86_64 LibreOffice_project/40$Build-2</meta:generator>
    <dc:date>2024-08-12T00:46:44.534346260</dc:date>
    <meta:editing-duration>PT17H24M</meta:editing-duration>
    <meta:editing-cycles>234</meta:editing-cycles>
    <meta:document-statistic meta:table-count="0" meta:image-count="85" meta:object-count="0" meta:page-count="24" meta:paragraph-count="195" meta:word-count="529" meta:character-count="2980" meta:non-whitespace-character-count="2437"/>
  </office:meta>
</office:document-meta>
</file>